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0fa" officeooo:paragraph-rsid="001a90fa"/>
    </style:style>
    <style:style style:name="P2" style:family="paragraph" style:parent-style-name="Standard">
      <style:text-properties officeooo:rsid="001aab6e" officeooo:paragraph-rsid="001aab6e"/>
    </style:style>
    <style:style style:name="P3" style:family="paragraph" style:parent-style-name="Standard">
      <style:paragraph-properties fo:text-align="center" style:justify-single-word="false"/>
      <style:text-properties fo:font-weight="normal" officeooo:rsid="001a90fa" officeooo:paragraph-rsid="001a90fa" style:font-weight-asian="normal" style:font-weight-complex="normal"/>
    </style:style>
    <style:style style:name="P4" style:family="paragraph" style:parent-style-name="Title">
      <style:text-properties officeooo:rsid="001eadd2" officeooo:paragraph-rsid="001eadd2"/>
    </style:style>
    <style:style style:name="T1" style:family="text">
      <style:text-properties officeooo:rsid="001aab6e"/>
    </style:style>
    <style:style style:name="T2" style:family="text">
      <style:text-properties officeooo:rsid="001c724a"/>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LibPOMDP</text:p>
      <text:h text:style-name="Heading_20_1" text:outline-level="1">Installing LibPOMDP</text:h>
      <text:p text:style-name="P1"><text:bookmark-start text:name="__DdeLink__3_397179451"/></text:p>
      <text:p text:style-name="P1"><text:span text:style-name="T3">Prerequisites</text:span>:</text:p>
      <text:p text:style-name="P1">- Eigen (<text:a xlink:type="simple" xlink:href="http://eigen.tuxfamily.org/index.php?title=Main_Page">http://eigen.tuxfamily.org/index.php?title=Main_Page</text:a>)</text:p>
      <text:p text:style-name="P1"/>
      <text:p text:style-name="P1"/>
      <text:p text:style-name="P1">LibPOMDP is shared as a NetBeans project. You can either compile it in Netbeans, by adding the eigen directory in the c++ includes and compiling with c++11 support, or write your own MakeFile.</text:p>
      <text:p text:style-name="P1"><text:bookmark-end text:name="__DdeLink__3_397179451"/></text:p>
      <text:h text:style-name="Heading_20_1" text:outline-level="1">Description</text:h>
      <text:p text:style-name="P1">LibPOMDP is a library which presents classes to handle different kinds of Markov Models.</text:p>
      <text:p text:style-name="P1"/>
      <text:p text:style-name="P1">The main classes used are:</text:p>
      <text:p text:style-name="P1"/>
      <text:p text:style-name="P1"><text:span text:style-name="T3">Mdp</text:span>: the basic class of an MDP. It contains methods to read an MDP from a file and choose the best action.</text:p>
      <text:p text:style-name="P1"/>
      <text:p text:style-name="P1"><text:span text:style-name="T3">ConcreteMdp</text:span>: when you want to create your MDP you should extend this class, which includes methods to solve the model and compute a policy.</text:p>
      <text:p text:style-name="P1"/>
      <text:p text:style-name="P1"><text:span text:style-name="T3">Hmdp</text:span>: this class allows to link MDPs in a hierarchy of smaller models.</text:p>
      <text:p text:style-name="P1"/>
      <text:p text:style-name="P1"><text:span text:style-name="T3">Mmdp</text:span>: this class represent a multi-agent MDP.</text:p>
      <text:p text:style-name="P1"/>
      <text:p text:style-name="P1"/>
      <text:p text:style-name="P1"><text:span text:style-name="T3">Notes</text:span>:</text:p>
      <text:p text:style-name="P1">The system has been reingeneered recently for the demo observer. The HMDPs and MMDPs have not been tested after that. <text:span text:style-name="T1">I'm not including instructions to use them. If you are interested I will check if they still work and add documentation.</text:span></text:p>
      <text:p text:style-name="P1"/>
      <text:h text:style-name="Heading_20_1" text:outline-level="1">Creating a new MDP:</text:h>
      <text:p text:style-name="P1"/>
      <text:p text:style-name="P1">Every MDP is a class that extends the ConcreteMdp class. In this class you should create:</text:p>
      <text:p text:style-name="P1"/>
      <text:p text:style-name="P1"><text:span text:style-name="T3">Constructor</text:span>:</text:p>
      <text:p text:style-name="P1">the constructor should define the MDP variables, values and parameters. <text:s/>Variables can be add with the addVariable function, while parameters with the addParameter function.</text:p>
      <text:p text:style-name="P1"/>
      <text:p text:style-name="P1">Additionally, you should define a name with the addName function. </text:p>
      <text:p text:style-name="P1"/>
      <text:p text:style-name="P2"><text:span text:style-name="T3">TransitionFunction</text:span>: this function takes as input a state and an action and should return the probability of future states. States are represented as VariableSet (little more than a wrapper for a set).</text:p>
      <text:p text:style-name="P1"/>
      <text:p text:style-name="P2"><text:span text:style-name="T3">Reward or Goal\Start function</text:span>: MDPs are created with the use_cost parameter, which if set as one will use goal states to compute the policy (recommended at the moment). These function receive a state and an action and return a number, for the reward function, or a boolean for the goal\start functions. </text:p>
      <text:p text:style-name="P2"/>
      <text:p text:style-name="P2"/>
      <text:p text:style-name="P2">After defining the model, it can be created with the create function, which will create the model file (name.mdp) and the policy file (name.policy). Created models can be read by any MDP classes. The <text:s/>usual way is <text:span text:style-name="T2">reading models using the standard Mdp class.</text:span></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2:11:25.854355057</meta:creation-date>
    <dc:date>2016-11-07T13:26:05.301751197</dc:date>
    <meta:editing-duration>PT13M37S</meta:editing-duration>
    <meta:editing-cycles>4</meta:editing-cycles>
    <meta:generator>LibreOffice/4.2.8.2$Linux_X86_64 LibreOffice_project/420m0$Build-2</meta:generator>
    <meta:document-statistic meta:table-count="0" meta:image-count="0" meta:object-count="0" meta:page-count="1" meta:paragraph-count="22" meta:word-count="350" meta:character-count="2144" meta:non-whitespace-character-count="1812"/>
  </office:meta>
</office:document-meta>
</file>